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 style:list-style-name="L1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2" style:family="graphic" style:parent-style-name="objectwithoutfill" style:list-style-name="L1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3" style:family="graphic" style:parent-style-name="objectwithoutfill" style:list-style-name="L1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4" style:family="graphic" style:parent-style-name="Outlined_20_Blue">
      <style:graphic-properties svg:stroke-width="0.053cm" draw:marker-start-width="0.158cm" draw:marker-end-width="0.158cm" draw:fill="solid" draw:fill-color="#dee6ef" draw:textarea-horizontal-align="justify" draw:textarea-vertical-align="middle" draw:auto-grow-height="false" fo:min-height="2.028cm" fo:min-width="4.278cm" fo:padding-top="-0.014cm" fo:padding-bottom="-0.014cm" fo:padding-left="-0.014cm" fo:padding-right="-0.014cm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355269" draw:marker-start-width="0.158cm" draw:marker-end-width="0.158cm" draw:fill-color="#dee6ef" draw:textarea-vertical-align="middle" draw:auto-grow-height="false" fo:min-height="2.028cm" fo:min-width="4.028cm" fo:padding-top="-0.014cm" fo:padding-bottom="-0.014cm" fo:padding-left="-0.014cm" fo:padding-right="-0.014cm" fo:wrap-option="no-wrap" draw:shadow-offset-x="0cm" draw:shadow-offset-y="0cm" draw:shadow-color="#000000"/>
      <style:paragraph-properties style:writing-mode="lr-tb"/>
    </style:style>
    <style:style style:name="gr6" style:family="graphic" style:parent-style-name="standard">
      <style:graphic-properties draw:stroke="none" draw:fill="none" fo:min-height="1.059cm"/>
      <style:paragraph-properties style:writing-mode="lr-tb"/>
    </style:style>
    <style:style style:name="gr7" style:family="graphic" style:parent-style-name="standard">
      <style:graphic-properties draw:stroke="none" draw:fill="none" fo:min-height="2.321cm"/>
      <style:paragraph-properties style:writing-mode="lr-tb"/>
    </style:style>
    <style:style style:name="gr8" style:family="graphic" style:parent-style-name="standard">
      <style:graphic-properties draw:stroke="none" draw:fill="none" fo:min-height="1.792cm"/>
      <style:paragraph-properties style:writing-mode="lr-tb"/>
    </style:style>
    <style:style style:name="gr9" style:family="graphic" style:parent-style-name="objectwithoutfill" style:list-style-name="L1">
      <style:graphic-properties draw:stroke="solid" draw:stroke-dash="Dot" svg:stroke-width="0.106cm" svg:stroke-color="#355269" draw:marker-start="Arrowheads_20_2" draw:marker-start-width="0.5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0" style:family="graphic" style:parent-style-name="standard">
      <style:graphic-properties draw:stroke="none" draw:fill="none" fo:min-height="0.598cm"/>
      <style:paragraph-properties style:writing-mode="lr-tb"/>
    </style:style>
    <style:style style:name="gr11" style:family="graphic" style:parent-style-name="Outlined_20_Blue">
      <style:graphic-properties svg:stroke-width="0.053cm" draw:marker-start-width="0.158cm" draw:marker-end-width="0.158cm" draw:fill="solid" draw:fill-color="#dee6ef" draw:textarea-horizontal-align="justify" draw:textarea-vertical-align="middle" draw:auto-grow-height="false" fo:min-height="1.028cm" fo:min-width="3.778cm" fo:padding-top="-0.014cm" fo:padding-bottom="-0.014cm" fo:padding-left="-0.014cm" fo:padding-right="-0.014cm"/>
      <style:paragraph-properties style:writing-mode="lr-tb"/>
    </style:style>
    <style:style style:name="gr12" style:family="graphic" style:parent-style-name="objectwithoutfill" style:list-style-name="L1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gr13" style:family="graphic" style:parent-style-name="objectwithoutfill" style:list-style-name="L1">
      <style:graphic-properties draw:stroke="solid" draw:stroke-dash="Dot" svg:stroke-width="0.106cm" svg:stroke-color="#355269" draw:marker-start-width="0.237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4" style:family="graphic" style:parent-style-name="standard">
      <style:graphic-properties draw:stroke="none" draw:fill="none" fo:min-height="1.195cm"/>
      <style:paragraph-properties style:writing-mode="lr-tb"/>
    </style:style>
    <style:style style:name="gr15" style:family="graphic" style:parent-style-name="objectwithoutfill" style:list-style-name="L1">
      <style:graphic-properties draw:stroke="solid" draw:stroke-dash="Dot" svg:stroke-width="0.106cm" svg:stroke-color="#355269" draw:marker-start="" draw:marker-start-width="0.5cm" draw:marker-end="Arrowheads_20_1" draw:marker-end-width="0.5cm" svg:stroke-linecap="round" draw:fill="solid" draw:fill-color="#dee6ef" draw:textarea-vertical-align="middle" draw:auto-grow-height="false" fo:min-height="2.028cm" fo:min-width="4.028cm" fo:padding-top="0.012cm" fo:padding-bottom="0.012cm" fo:padding-left="0.012cm" fo:padding-right="0.012cm" fo:wrap-option="no-wrap" draw:shadow-offset-x="0cm" draw:shadow-offset-y="0cm" draw:shadow-color="#000000"/>
    </style:style>
    <style:style style:name="gr16" style:family="graphic" style:parent-style-name="Outlined_20_Blue">
      <style:graphic-properties svg:stroke-width="0.053cm" draw:marker-start-width="0.158cm" draw:marker-end-width="0.158cm" draw:fill="solid" draw:fill-color="#dee6ef" draw:textarea-horizontal-align="justify" draw:textarea-vertical-align="middle" draw:auto-grow-height="false" fo:min-height="2.028cm" fo:min-width="14.028cm" fo:padding-top="-0.014cm" fo:padding-bottom="-0.014cm" fo:padding-left="-0.014cm" fo:padding-right="-0.014cm"/>
      <style:paragraph-properties style:writing-mode="lr-tb"/>
    </style:style>
    <style:style style:name="gr17" style:family="graphic" style:parent-style-name="objectwithoutfill" style:list-style-name="L1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gr18" style:family="graphic" style:parent-style-name="standard">
      <style:graphic-properties draw:stroke="none" draw:fill="none" fo:min-height="0.75cm"/>
      <style:paragraph-properties style:writing-mode="lr-tb"/>
    </style:style>
    <style:style style:name="gr19" style:family="graphic" style:parent-style-name="objectwithoutfill" style:list-style-name="L1">
      <style:graphic-properties draw:stroke="solid" draw:stroke-dash="Dot" svg:stroke-width="0.05cm" svg:stroke-color="#355269" draw:marker-start-width="0.16cm" draw:marker-end="Arrowheads_20_1" draw:marker-end-width="0.3cm" svg:stroke-linecap="round" draw:fill="solid" draw:fill-color="#dee6ef" draw:textarea-vertical-align="middle" draw:auto-grow-height="false" fo:min-height="2.028cm" fo:min-width="4.028cm" fo:padding-top="-0.016cm" fo:padding-bottom="-0.016cm" fo:padding-left="-0.016cm" fo:padding-right="-0.016cm" fo:wrap-option="no-wrap" draw:shadow-offset-x="0cm" draw:shadow-offset-y="0cm" draw:shadow-color="#000000"/>
    </style:style>
    <style:style style:name="P1" style:family="paragraph">
      <loext:graphic-properties draw:fill="solid" draw:fill-color="#dee6ef"/>
      <style:paragraph-properties fo:text-align="center" style:writing-mode="lr-tb"/>
      <style:text-properties fo:color="#355269" loext:opacity="100%" style:font-name="Tahoma" fo:font-size="14pt" style:letter-kerning="false" style:font-name-asian="Segoe UI" style:font-size-asian="24pt" style:font-name-complex="Tahoma1" style:font-size-complex="24pt"/>
    </style:style>
    <style:style style:name="P2" style:family="paragraph">
      <style:paragraph-properties fo:text-align="center" style:writing-mode="lr-tb"/>
      <style:text-properties style:font-name="Tahoma" fo:font-size="13pt" fo:font-style="normal" fo:font-weight="bold" style:font-size-asian="13pt" style:font-size-complex="13pt"/>
    </style:style>
    <style:style style:name="P3" style:family="paragraph">
      <loext:graphic-properties draw:fill="solid" draw:fill-color="#dee6ef"/>
      <style:paragraph-properties fo:text-align="center" style:writing-mode="lr-tb"/>
      <style:text-properties style:font-name="Tahoma" fo:font-size="13pt" fo:font-style="normal" fo:font-weight="bold" style:font-size-asian="13pt" style:font-size-complex="13pt"/>
    </style:style>
    <style:style style:name="P4" style:family="paragraph">
      <style:paragraph-properties fo:margin-left="0.1cm" fo:margin-right="0cm" fo:margin-top="0cm" fo:margin-bottom="0cm" fo:line-height="150%" fo:text-align="start" fo:text-indent="0cm"/>
    </style:style>
    <style:style style:name="P5" style:family="paragraph">
      <loext:graphic-properties draw:fill-color="#dee6ef"/>
      <style:paragraph-properties fo:margin-left="0.1cm" fo:margin-right="0cm" fo:margin-top="0cm" fo:margin-bottom="0cm" fo:line-height="150%" fo:text-align="start" fo:text-indent="0cm" style:writing-mode="lr-tb"/>
      <style:text-properties fo:color="#355269" loext:opacity="100%" style:font-name="Tahoma" fo:font-size="14pt" fo:font-weight="normal" style:letter-kerning="false" style:font-name-asian="Segoe UI" style:font-size-asian="24pt" style:font-name-complex="Tahoma1" style:font-size-complex="24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style:paragraph-properties fo:text-align="start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style:font-name="Tahoma" fo:font-style="normal" fo:font-weight="bold"/>
    </style:style>
    <style:style style:name="P15" style:family="paragraph">
      <loext:graphic-properties draw:fill="solid" draw:fill-color="#dee6ef"/>
      <style:paragraph-properties fo:text-align="center" style:writing-mode="lr-tb"/>
      <style:text-properties style:font-name="Tahoma" fo:font-style="normal" fo:font-weight="bold"/>
    </style:style>
    <style:style style:name="T1" style:family="text">
      <style:text-properties style:font-name="Tahoma" fo:font-size="13pt" fo:font-style="normal" fo:font-weight="bold" style:font-size-asian="13pt" style:font-size-complex="13pt"/>
    </style:style>
    <style:style style:name="T2" style:family="text">
      <style:text-properties fo:color="#355269" loext:opacity="100%" style:font-name="Tahoma" fo:font-size="14pt" fo:font-weight="normal" style:letter-kerning="false" style:font-name-asian="Segoe UI" style:font-size-asian="24pt" style:font-name-complex="Tahoma1" style:font-size-complex="24pt"/>
    </style:style>
    <style:style style:name="T3" style:family="text">
      <style:text-properties fo:color="#355269" loext:opacity="100%" style:font-name="Tahoma" fo:font-size="13pt" fo:font-weight="normal" style:letter-kerning="false" style:font-name-asian="Segoe UI" style:font-size-asian="13pt" style:font-name-complex="Tahoma1" style:font-size-complex="13pt"/>
    </style:style>
    <style:style style:name="T4" style:family="text">
      <style:text-properties fo:color="#355269" loext:opacity="100%" style:font-name="Tahoma" fo:font-size="13pt" style:letter-kerning="false" style:font-name-asian="Segoe UI" style:font-size-asian="13pt" style:font-name-complex="Tahoma1" style:font-size-complex="13pt"/>
    </style:style>
    <style:style style:name="T5" style:family="text">
      <style:text-properties style:text-position="33% 58%" style:font-name="Tahoma" fo:font-size="13pt" fo:font-style="normal" fo:font-weight="bold" style:font-size-asian="13pt" style:font-size-complex="13pt"/>
    </style:style>
    <style:style style:name="T6" style:family="text">
      <style:text-properties fo:color="#355269" loext:opacity="100%" style:font-name="Tahoma" fo:font-size="14pt" style:letter-kerning="false" style:font-name-asian="Segoe UI" style:font-size-asian="24pt" style:font-name-complex="Tahoma1" style:font-size-complex="24pt"/>
    </style:style>
    <style:style style:name="T7" style:family="text">
      <style:text-properties style:font-name="Tahoma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cm" svg:y1="1.5cm" svg:x2="12.75cm" svg:y2="1.5cm">
          <text:p/>
        </draw:line>
        <draw:line draw:style-name="gr2" draw:text-style-name="P1" draw:layer="layout" svg:x1="13.75cm" svg:y1="1.5cm" svg:x2="17.75cm" svg:y2="1.5cm">
          <text:p/>
        </draw:line>
        <draw:line draw:style-name="gr3" draw:text-style-name="P1" draw:layer="layout" svg:x1="21.75cm" svg:y1="1.5cm" svg:x2="24.75cm" svg:y2="1.5cm">
          <text:p/>
        </draw:line>
        <draw:custom-shape draw:style-name="gr4" draw:text-style-name="P3" draw:layer="layout" svg:width="4.25cm" svg:height="2cm" svg:x="17.75cm" svg:y="0.5cm">
          <text:p text:style-name="P2"><text:span text:style-name="T1">FM modulator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0.999cm" svg:height="1.999cm" svg:x="12.75cm" svg:y="0.5cm" svg:viewBox="0 0 1000 2000" draw:points="0,0 0,2000 1000,1500 1000,500">
          <text:p text:style-name="P4"><text:span text:style-name="T2"/></text:p>
          <text:p text:style-name="P4"><text:span text:style-name="T3">‘</text:span><text:span text:style-name="T3">1‘</text:span></text:p>
          <text:p text:style-name="P4"><text:span text:style-name="T3">‘</text:span><text:span text:style-name="T3">0‘</text:span></text:p>
          <text:p text:style-name="P4"><text:span text:style-name="T2"/></text:p>
        </draw:polygon>
        <draw:frame draw:style-name="gr6" draw:text-style-name="P7" draw:layer="layout" svg:width="2.5cm" svg:height="1.309cm" svg:x="22cm" svg:y="0.651cm">
          <draw:text-box>
            <text:p text:style-name="P6"><text:span text:style-name="T4">4-bit RF</text:span></text:p>
          </draw:text-box>
        </draw:frame>
        <draw:frame draw:style-name="gr7" draw:text-style-name="P9" draw:layer="layout" svg:width="4.25cm" svg:height="2.571cm" svg:x="13.5cm" svg:y="0.179cm">
          <draw:text-box>
            <text:p text:style-name="P8"><text:span text:style-name="T4">8-bit signed </text:span><text:span text:style-name="T4">audio </text:span><text:span text:style-name="T4">(mono)</text:span></text:p>
          </draw:text-box>
        </draw:frame>
        <draw:frame draw:style-name="gr8" draw:text-style-name="P9" draw:layer="layout" svg:width="4cm" svg:height="2.042cm" svg:x="7.75cm" svg:y="0.208cm">
          <draw:text-box>
            <text:p text:style-name="P8"><text:span text:style-name="T4">8-bit signed </text:span><text:span text:style-name="T4">audio </text:span><text:span text:style-name="T4">(stereo)</text:span></text:p>
          </draw:text-box>
        </draw:frame>
        <draw:line draw:style-name="gr9" draw:text-style-name="P1" draw:layer="layout" svg:x1="0.25cm" svg:y1="4.75cm" svg:x2="7.75cm" svg:y2="4.75cm">
          <text:p/>
        </draw:line>
        <draw:frame draw:style-name="gr10" draw:text-style-name="P9" draw:layer="layout" svg:width="6.5cm" svg:height="0.848cm" svg:x="0.75cm" svg:y="3.902cm">
          <draw:text-box>
            <text:p text:style-name="P8"><text:span text:style-name="T4">SPI</text:span></text:p>
          </draw:text-box>
        </draw:frame>
        <draw:custom-shape draw:style-name="gr11" draw:text-style-name="P3" draw:layer="layout" svg:width="3.75cm" svg:height="1cm" svg:x="3.25cm" svg:y="1cm">
          <text:p text:style-name="P2"><text:span text:style-name="T1">I</text:span><text:span text:style-name="T5">2</text:span><text:span text:style-name="T1">S decode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25cm" svg:y1="4.5cm" svg:x2="13.25cm" svg:y2="2.25cm">
          <text:p/>
        </draw:line>
        <draw:frame draw:style-name="gr6" draw:text-style-name="P11" draw:layer="layout" svg:width="4cm" svg:height="1.309cm" svg:x="13.25cm" svg:y="3.25cm">
          <draw:text-box>
            <text:p text:style-name="P10"><text:span text:style-name="T4">Channel </text:span><text:span text:style-name="T4">select</text:span></text:p>
          </draw:text-box>
        </draw:frame>
        <draw:line draw:style-name="gr13" draw:text-style-name="P1" draw:layer="layout" svg:x1="20cm" svg:y1="4.5cm" svg:x2="20cm" svg:y2="2.5cm">
          <text:p/>
        </draw:line>
        <draw:frame draw:style-name="gr14" draw:text-style-name="P11" draw:layer="layout" svg:width="3.733cm" svg:height="1.445cm" svg:x="20.017cm" svg:y="3cm">
          <draw:text-box>
            <text:p text:style-name="P10"><text:span text:style-name="T4">Modula</text:span><text:span text:style-name="T4">tion </text:span><text:span text:style-name="T4">parame</text:span><text:span text:style-name="T4">ters</text:span></text:p>
          </draw:text-box>
        </draw:frame>
        <draw:line draw:style-name="gr15" draw:text-style-name="P1" draw:layer="layout" svg:x1="0.5cm" svg:y1="1.5cm" svg:x2="3.25cm" svg:y2="1.5cm">
          <text:p/>
        </draw:line>
        <draw:frame draw:style-name="gr10" draw:text-style-name="P13" draw:layer="layout" svg:width="1.733cm" svg:height="0.848cm" svg:x="1.017cm" svg:y="0.652cm">
          <draw:text-box>
            <text:p text:style-name="P12"><text:span text:style-name="T6">I2S</text:span></text:p>
          </draw:text-box>
        </draw:frame>
        <draw:custom-shape draw:style-name="gr16" draw:text-style-name="P15" draw:layer="layout" svg:width="14cm" svg:height="2cm" svg:x="7.75cm" svg:y="4.5cm">
          <text:p text:style-name="P14"><text:span text:style-name="T1">Configuration</text:span></text:p>
          <text:p text:style-name="P14"><text:span text:style-name="T1">register</text:span><text:span text:style-name="T7"> 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0.25cm" svg:y1="5.5cm" svg:x2="7.75cm" svg:y2="5.5cm">
          <text:p/>
        </draw:line>
        <draw:frame draw:style-name="gr18" draw:text-style-name="P9" draw:layer="layout" svg:width="6.5cm" svg:height="1cm" svg:x="0.75cm" svg:y="4.75cm">
          <draw:text-box>
            <text:p text:style-name="P8"><text:span text:style-name="T4">Source select (external)</text:span></text:p>
          </draw:text-box>
        </draw:frame>
        <draw:line draw:style-name="gr19" draw:text-style-name="P1" draw:layer="layout" svg:x1="0.25cm" svg:y1="6.25cm" svg:x2="7.75cm" svg:y2="6.25cm">
          <text:p/>
        </draw:line>
        <draw:frame draw:style-name="gr18" draw:text-style-name="P9" draw:layer="layout" svg:width="6.5cm" svg:height="1cm" svg:x="0.75cm" svg:y="5.5cm">
          <draw:text-box>
            <text:p text:style-name="P8"><text:span text:style-name="T4">Channel select (external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6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9-08T20:59:42.701996964</dc:date>
    <meta:editing-duration>PT2H29M10S</meta:editing-duration>
    <meta:editing-cycles>7</meta:editing-cycles>
    <meta:generator>LibreOffice/7.3.7.2$Linux_X86_64 LibreOffice_project/30$Build-2</meta:generator>
    <meta:document-statistic meta:object-count="22"/>
  </office:meta>
</office:document-meta>
</file>